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24cm"/>
    </style:style>
    <style:style style:name="co3" style:family="table-column">
      <style:table-column-properties fo:break-before="auto" style:column-width="3.593cm"/>
    </style:style>
    <style:style style:name="co4" style:family="table-column">
      <style:table-column-properties fo:break-before="auto" style:column-width="3.70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base-cell-address="Sheet1.A5">
          <table:help-message table:title="sfdg" table:display="false">
            <text:p/>
            <text:p>jg,j</text:p>
          </table:help-message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table:number-columns-spanned="6" table:number-rows-spanned="1">
            <text:p>Sacrifice2D</text:p>
          </table:table-cell>
          <table:covered-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2">
          <table:table-cell table:style-name="ce1" table:content-validation-name="val1" office:value-type="string">
            <text:p>Type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Status</text:p>
          </table:table-cell>
          <table:table-cell table:number-columns-repeated="2"/>
        </table:table-row>
        <table:table-row table:style-name="ro1">
          <table:table-cell office:value-type="string">
            <text:p>Props</text:p>
          </table:table-cell>
          <table:table-cell office:value-type="string">
            <text:p>Gullidecke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aumeinfassu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et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ackgrou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an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sc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ahrzeug</text:p>
          </table:table-cell>
          <table:table-cell table:number-columns-repeated="4"/>
        </table:table-row>
        <table:table-row table:style-name="ro1">
          <table:table-cell office:value-type="string">
            <text:p>Enemi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inions (Alle)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Play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nals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8">00.00.0000</text:date>, <text:time style:data-style-name="N2" text:time-value="0000-00-00T19:05:25.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36S</meta:editing-duration>
    <meta:editing-cycles>5</meta:editing-cycles>
    <meta:generator>LibreOffice/4.0.2.2$Windows_x86 LibreOffice_project/4c82dcdd6efcd48b1d8bba66bfe1989deee49c3</meta:generator>
    <dc:date>2013-10-18T19:07:14.81</dc:date>
    <meta:document-statistic meta:table-count="3" meta:cell-count="17" meta:object-count="0"/>
    <meta:user-defined meta:name="Info 1"/>
    <meta:user-defined meta:name="Info 2"/>
    <meta:user-defined meta:name="Info 3"/>
    <meta:user-defined meta:name="Info 4"/>
  </office:meta>
</office:document-meta>
</file>